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cm" fo:margin-bottom="0.28cm" style:contextual-spacing="false" fo:line-height="108%" fo:text-align="center" style:justify-single-word="false" fo:text-indent="0cm" style:auto-text-indent="false" style:page-number="1" fo:padding="0cm" fo:border="none" style:shadow="none" style:join-border="false"/>
    </style:style>
    <style:style style:name="P2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text-indent="0cm" style:auto-text-indent="false" fo:padding="0cm" fo:border="none" style:shadow="none" style:join-border="false"/>
    </style:style>
    <style:style style:name="P3" style:family="paragraph" style:parent-style-name="Standard">
      <style:paragraph-properties fo:margin-left="0cm" fo:margin-right="0cm" fo:margin-top="0.494cm" fo:margin-bottom="0.423cm" style:contextual-spacing="false" fo:line-height="108%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cm" fo:margin-right="0cm" fo:margin-top="0.494cm" fo:margin-bottom="0cm" style:contextual-spacing="false" fo:line-height="100%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9.991cm" fo:margin-right="0cm" fo:margin-top="0.494cm" fo:margin-bottom="0cm" style:contextual-spacing="false" fo:line-height="100%" fo:text-indent="1.249cm" style:auto-text-indent="false" fo:padding="0cm" fo:border="none" style:shadow="none" style:join-border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text-indent="0cm" style:auto-text-indent="false" fo:padding="0cm" fo:border="none" style:shadow="none" style:join-border="false"/>
    </style:style>
    <style:style style:name="P8" style:family="paragraph" style:parent-style-name="Standard">
      <style:paragraph-properties fo:margin-left="0cm" fo:margin-right="0cm" fo:margin-top="0.494cm" fo:margin-bottom="0.423cm" style:contextual-spacing="false" fo:line-height="100%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9" style:family="paragraph" style:parent-style-name="Standard">
      <style:paragraph-properties fo:margin-left="0cm" fo:margin-right="0cm" fo:margin-top="0.494cm" fo:margin-bottom="0cm" style:contextual-spacing="false" fo:line-height="100%" fo:text-indent="0cm" style:auto-text-indent="false" fo:padding="0cm" fo:border="none" style:shadow="none" style:join-border="false"/>
    </style:style>
    <style:style style:name="P10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text-indent="0cm" style:auto-text-indent="false" fo:padding="0cm" fo:border="none" style:shadow="none" style:join-border="false"/>
    </style:style>
    <style:style style:name="P11" style:family="paragraph" style:parent-style-name="Standard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padding="0cm" fo:border="none" style:shadow="none" fo:keep-with-next="always" style:join-border="false"/>
    </style:style>
    <style:style style:name="P12" style:family="paragraph" style:parent-style-name="Standard"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padding="0cm" fo:border="none" style:shadow="none" fo:keep-with-next="always" style:join-border="false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margin-left="0.3cm" fo:margin-right="0.3cm" fo:margin-top="0.353cm" fo:margin-bottom="0.212cm" style:contextual-spacing="false" fo:text-align="center" style:justify-single-word="false" fo:text-indent="0cm" style:auto-text-indent="fals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left="0cm" fo:margin-right="0.3cm" fo:text-indent="1.249cm" style:auto-text-indent="false" fo:padding="0cm" fo:border="none" style:shadow="none" style:join-border="false"/>
    </style:style>
    <style:style style:name="P16" style:family="paragraph" style:parent-style-name="Standard" style:list-style-name="WWNum1">
      <style:paragraph-properties fo:margin-left="2.54cm" fo:margin-right="0.3cm" fo:margin-top="0cm" fo:margin-bottom="0cm" style:contextual-spacing="false" fo:text-indent="-0.635cm" style:auto-text-indent="false" fo:padding="0cm" fo:border="none" style:shadow="none" style:join-border="false"/>
      <style:text-properties fo:font-size="11.25pt" officeooo:paragraph-rsid="0017d2ca"/>
    </style:style>
    <style:style style:name="P17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size="11.25pt" officeooo:paragraph-rsid="001970c4"/>
    </style:style>
    <style:style style:name="P18" style:family="paragraph" style:parent-style-name="Standard" style:list-style-name="WWNum1">
      <style:paragraph-properties fo:margin-left="2.54cm" fo:margin-right="0.3cm" fo:margin-top="0cm" fo:margin-bottom="0cm" style:contextual-spacing="false" fo:text-indent="-0.635cm" style:auto-text-indent="false" fo:padding="0cm" fo:border="none" style:shadow="none" style:join-border="false"/>
    </style:style>
    <style:style style:name="P19" style:family="paragraph" style:parent-style-name="Standard">
      <style:paragraph-properties fo:margin-left="0cm" fo:margin-right="0.3cm" fo:text-indent="1.27cm" style:auto-text-indent="false" fo:padding="0cm" fo:border="none" style:shadow="none" style:join-border="false"/>
    </style:style>
    <style:style style:name="P20" style:family="paragraph" style:parent-style-name="Standard">
      <style:paragraph-properties fo:margin-left="1.27cm" fo:margin-right="0.3cm" fo:text-indent="0cm" style:auto-text-indent="false"/>
    </style:style>
    <style:style style:name="P21" style:family="paragraph" style:parent-style-name="Standard">
      <style:paragraph-properties fo:margin-left="1.27cm" fo:margin-right="0.3cm" fo:line-height="50%" fo:text-indent="0cm" style:auto-text-indent="false"/>
    </style:style>
    <style:style style:name="P22" style:family="paragraph" style:parent-style-name="Standard">
      <style:paragraph-properties fo:margin-left="1.27cm" fo:margin-right="0.3cm" fo:line-height="50%" fo:text-indent="0cm" style:auto-text-indent="false"/>
      <style:text-properties style:font-name="Consolas" fo:font-size="10pt" fo:language="en" fo:country="US" style:font-name-asian="Consolas1" style:font-size-asian="10pt" style:font-name-complex="Consolas1" style:font-size-complex="10pt"/>
    </style:style>
    <style:style style:name="P23" style:family="paragraph" style:parent-style-name="Standard">
      <style:paragraph-properties fo:line-height="100%"/>
    </style:style>
    <style:style style:name="P24" style:family="paragraph" style:parent-style-name="Standard">
      <style:paragraph-properties fo:line-height="50%"/>
    </style:style>
    <style:style style:name="P25" style:family="paragraph" style:parent-style-name="Standard">
      <style:paragraph-properties fo:margin-left="0cm" fo:margin-right="0.3cm" fo:line-height="50%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26" style:family="paragraph" style:parent-style-name="Standard">
      <style:paragraph-properties fo:margin-top="0cm" fo:margin-bottom="0.247cm" style:contextual-spacing="false" fo:padding="0cm" fo:border="none" style:shadow="none" style:join-border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officeooo:rsid="00153362" style:font-size-asian="16pt" style:font-weight-asian="bold" style:font-size-complex="16pt"/>
    </style:style>
    <style:style style:name="T5" style:family="text">
      <style:text-properties fo:language="ru" fo:country="RU"/>
    </style:style>
    <style:style style:name="T6" style:family="text">
      <style:text-properties fo:color="#ff00ff" loext:opacity="100%" fo:font-size="11pt" style:font-size-asian="11pt" style:font-size-complex="11pt"/>
    </style:style>
    <style:style style:name="T7" style:family="text">
      <style:text-properties fo:color="#ff00ff" loext:opacity="100%" fo:font-size="11pt" fo:language="ru" fo:country="RU" style:font-size-asian="11pt" style:font-size-complex="11pt"/>
    </style:style>
    <style:style style:name="T8" style:family="text">
      <style:text-properties fo:color="#ff0000" loext:opacity="100%" fo:font-size="11pt" style:font-size-asian="11pt" style:font-size-complex="11pt"/>
    </style:style>
    <style:style style:name="T9" style:family="text">
      <style:text-properties fo:color="#ff00ff" loext:opacity="100%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fo:font-weight="bold" officeooo:rsid="00153362" style:font-size-asian="12pt" style:font-weight-asian="bold" style:font-size-complex="12pt"/>
    </style:style>
    <style:style style:name="T13" style:family="text">
      <style:text-properties fo:color="#61afef" loext:opacity="100%" fo:font-family="'Droid Sans Mono', monospace, monospace" fo:font-weight="normal" fo:background-color="#282c34" loext:char-shading-value="0" style:font-size-asian="12pt" style:font-size-complex="12pt"/>
    </style:style>
    <style:style style:name="T14" style:family="text">
      <style:text-properties fo:color="#61afef" loext:opacity="100%" fo:font-family="'Droid Sans Mono', monospace, monospace" fo:font-weight="normal" officeooo:rsid="0017d2ca" fo:background-color="#282c34" loext:char-shading-value="0" style:font-size-asian="12pt" style:font-size-complex="12pt"/>
    </style:style>
    <style:style style:name="T15" style:family="text">
      <style:text-properties fo:color="#e5c07b" loext:opacity="100%" fo:font-family="'Droid Sans Mono', monospace, monospace" fo:font-weight="normal" fo:background-color="#282c34" loext:char-shading-value="0"/>
    </style:style>
    <style:style style:name="T16" style:family="text">
      <style:text-properties fo:color="#abb2bf" loext:opacity="100%" fo:font-family="'Droid Sans Mono', monospace, monospace" fo:font-weight="normal" fo:background-color="#282c34" loext:char-shading-value="0"/>
    </style:style>
    <style:style style:name="T17" style:family="text">
      <style:text-properties fo:color="#c678dd" loext:opacity="100%" fo:font-family="'Droid Sans Mono', monospace, monospace" fo:font-weight="normal" fo:background-color="#282c34" loext:char-shading-value="0"/>
    </style:style>
    <style:style style:name="T18" style:family="text">
      <style:text-properties fo:color="#abb2bf" loext:opacity="100%" fo:font-family="'Droid Sans Mono', monospace, monospace" fo:font-weight="normal" officeooo:rsid="0017d2ca" fo:background-color="#282c34" loext:char-shading-value="0"/>
    </style:style>
    <style:style style:name="T19" style:family="text">
      <style:text-properties fo:font-size="12pt" officeooo:rsid="001970c4" style:font-size-asian="12pt" style:font-size-complex="12pt"/>
    </style:style>
    <style:style style:name="T20" style:family="text">
      <style:text-properties officeooo:rsid="001970c4"/>
    </style:style>
    <style:style style:name="T21" style:family="text">
      <style:text-properties fo:color="#ff0000" loext:opacity="100%" fo:font-size="12pt" fo:font-weight="bold" style:font-size-asian="12pt" style:font-weight-asian="bold" style:font-size-complex="12pt"/>
    </style:style>
    <style:style style:name="T22" style:family="text">
      <style:text-properties fo:font-size="16pt" fo:language="en" fo:country="US" fo:font-weight="bold" style:font-size-asian="16pt" style:font-weight-asian="bold" style:font-size-complex="16pt"/>
    </style:style>
    <style:style style:name="T23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T24" style:family="text">
      <style:text-properties style:font-name="Consolas" fo:font-size="10pt" fo:language="en" fo:country="US" style:font-name-asian="Consolas1" style:font-size-asian="10pt" style:font-name-complex="Consolas1" style:font-size-complex="10pt"/>
    </style:style>
    <style:style style:name="T25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26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7" style:family="text">
      <style:text-properties fo:color="#ff0000" loext:opacity="100%" fo:font-size="12pt" fo:language="en" fo:country="US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Московский Авиационный Институт<text:span text:style-name="T1"/></text:p>
      <text:p text:style-name="P2" loext:marker-style-name="T1">(Национальный Исследовательский Университет)<text:span text:style-name="T1"/></text:p>
      <text:p text:style-name="P2" loext:marker-style-name="T1">Институт №8 “Компьютерные науки и прикладная математика”<text:span text:style-name="T1"/></text:p>
      <text:p text:style-name="P2" loext:marker-style-name="T1">Кафедра №806 “Вычислительная математика и программирование”<text:span text:style-name="T1"/></text:p>
      <text:p text:style-name="P3" loext:marker-style-name="T1"/>
      <text:p text:style-name="P3" loext:marker-style-name="T1"/>
      <text:p text:style-name="P2" loext:marker-style-name="T2"><text:span text:style-name="T3">Лабораторная работа №</text:span><text:span text:style-name="T4">2</text:span><text:span text:style-name="T3"> по курсу</text:span></text:p>
      <text:p text:style-name="P2" loext:marker-style-name="T2"><text:span text:style-name="T3">«Операционные системы»</text:span><text:span text:style-name="T3"/></text:p>
      <text:p text:style-name="P4" loext:marker-style-name="T1"/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5" loext:marker-style-name="T1"/>
      <text:p text:style-name="P7" loext:marker-style-name="T1">Группа: М8О-<text:span text:style-name="T5">211</text:span>БВ-2<text:span text:style-name="T5">4</text:span></text:p>
      <text:p text:style-name="P7" loext:marker-style-name="T6">Студент:<text:span text:style-name="T5"> Ергизов Алексей Радикович</text:span><text:span text:style-name="T7"/></text:p>
      <text:p text:style-name="P7" loext:marker-style-name="T8">Преподаватель: Бахарев В.Д.<text:span text:style-name="T8"/></text:p>
      <text:p text:style-name="P7" loext:marker-style-name="T1">Оценка: ____________________ <text:span text:style-name="T1"/></text:p>
      <text:p text:style-name="P7" loext:marker-style-name="T1">Дата: <text:span text:style-name="T9">XX.XX</text:span>.25</text:p>
      <text:p text:style-name="P8" loext:marker-style-name="T1"/>
      <text:p text:style-name="P9"/>
      <text:p text:style-name="P10"/>
      <text:p text:style-name="P10">Москва, 2025</text:p>
      <text:p text:style-name="P11" loext:marker-style-name="T3"><text:soft-page-break/><text:span text:style-name="T3">Постановка задачи</text:span><text:span text:style-name="T3"/></text:p>
      <text:p text:style-name="Standard" loext:marker-style-name="T10"><text:span text:style-name="T11">Вариант </text:span><text:span text:style-name="T12">19</text:span><text:span text:style-name="T11">.</text:span></text:p>
      <text:p text:style-name="P12" loext:marker-style-name="T10">Дан массив координат (x, y). Пользователь вводит число кластеров. Проведите</text:p>
      <text:p text:style-name="Standard" loext:marker-style-name="T10"><text:span text:style-name="T11">кластеризацию методом k-средних.</text:span></text:p>
      <text:p text:style-name="P13" loext:marker-style-name="T3"><text:s text:c="2"/>Общий метод и алгоритм решения</text:p>
      <text:p text:style-name="P14" loext:marker-style-name="T3"/>
      <text:p text:style-name="P15" loext:marker-style-name="T10"><text:span text:style-name="T10">Использованные системные вызовы:</text:span><text:span text:style-name="T10"/></text:p>
      <text:list text:style-name="WWNum1">
        <text:list-item>
          <text:p text:style-name="P16" loext:marker-style-name="T10"><text:span text:style-name="T13">pthread_create</text:span><text:span text:style-name="T14">(</text:span><text:span text:style-name="T15">pthread_t</text:span><text:span text:style-name="T16"> </text:span><text:span text:style-name="T17">*</text:span><text:span text:style-name="T16">thread, </text:span><text:span text:style-name="T17">const</text:span><text:span text:style-name="T16"> </text:span><text:span text:style-name="T15">pthread_attr_t</text:span><text:span text:style-name="T16"> </text:span><text:span text:style-name="T17">*</text:span><text:span text:style-name="T16">attr, </text:span></text:p>
        </text:list-item>
      </text:list>
      <text:p text:style-name="P17"><text:span text:style-name="T17"><text:tab/><text:tab/><text:tab/>void</text:span><text:span text:style-name="T16"> </text:span><text:span text:style-name="T17">*</text:span><text:span text:style-name="T16">(</text:span><text:span text:style-name="T17">*</text:span><text:span text:style-name="T16">start_routine)(</text:span><text:span text:style-name="T17">void</text:span><text:span text:style-name="T16"> </text:span><text:span text:style-name="T17">*</text:span><text:span text:style-name="T16">), </text:span><text:span text:style-name="T17">void</text:span><text:span text:style-name="T16"> </text:span><text:span text:style-name="T17">*</text:span><text:span text:style-name="T16">arg</text:span><text:span text:style-name="T18">)</text:span><text:span text:style-name="T10"> <text:s/>- <text:s/>создает поток, возвращает </text:span><text:span text:style-name="T19">0 при успехе.</text:span></text:p>
      <text:list text:continue-numbering="true" text:style-name="WWNum1">
        <text:list-item>
          <text:p text:style-name="P18" loext:marker-style-name="T10">pthread_join(pthread_t thread, void **retval) — блокирует вызывающий поток до завершения указанного потока, возвращает <text:span text:style-name="T20">0 при успехе.</text:span></text:p>
        </text:list-item>
        <text:list-item>
          <text:p text:style-name="P18" loext:marker-style-name="T10"/>
        </text:list-item>
      </text:list>
      <text:p text:style-name="P19" loext:marker-style-name="T21"><text:span text:style-name="T21">Далее описываете то, что вы делали в рамкаx лабораторной работы, а также то, как работает ваша программа и т.д..</text:span><text:span text:style-name="T21"/></text:p>
      <text:p text:style-name="P11" loext:marker-style-name="T22"><text:span text:style-name="T3">Код</text:span><text:span text:style-name="T22"> </text:span><text:span text:style-name="T3">программы</text:span></text:p>
      <text:p text:style-name="P20" loext:marker-style-name="T23"><text:span text:style-name="T23">main.c</text:span><text:span text:style-name="T23"/></text:p>
      <text:p text:style-name="P21" loext:marker-style-name="T24"><text:span text:style-name="T24">#include "stdio.h"</text:span><text:span text:style-name="T24"/></text:p>
      <text:p text:style-name="P22" loext:marker-style-name="T24"/>
      <text:p text:style-name="P21" loext:marker-style-name="T24"><text:span text:style-name="T24">int main() {</text:span><text:span text:style-name="T24"/></text:p>
      <text:p text:style-name="P21" loext:marker-style-name="T24"><text:span text:style-name="T24"><text:tab/>printf("Hello, World!");</text:span><text:span text:style-name="T24"/></text:p>
      <text:p text:style-name="P21" loext:marker-style-name="T25"><text:span text:style-name="T24"><text:tab/></text:span><text:span text:style-name="T25">return 0;</text:span></text:p>
      <text:p text:style-name="P21" loext:marker-style-name="T25"><text:span text:style-name="T25">}</text:span><text:span text:style-name="T25"/></text:p>
      <text:p text:style-name="P11" loext:marker-style-name="T25"><text:span text:style-name="T3">Протокол работы программы</text:span><text:span text:style-name="T26"/></text:p>
      <text:p text:style-name="P23" loext:marker-style-name="T21"><text:span text:style-name="T21">Здесь нужно показать тесты программы (текст или скриншоты)</text:span><text:span text:style-name="T21"/></text:p>
      <text:p text:style-name="P23" loext:marker-style-name="T27"><text:span text:style-name="T21">Тестирование</text:span><text:span text:style-name="T27">:</text:span></text:p>
      <text:p text:style-name="P24" loext:marker-style-name="T24"><text:span text:style-name="T24">$ ./main</text:span><text:span text:style-name="T24"/></text:p>
      <text:p text:style-name="P24" loext:marker-style-name="T24"><text:span text:style-name="T24">file1.txt</text:span><text:span text:style-name="T24"/></text:p>
      <text:p text:style-name="P24" loext:marker-style-name="T24"><text:span text:style-name="T24">file2.txt</text:span><text:span text:style-name="T24"/></text:p>
      <text:p text:style-name="P24" loext:marker-style-name="T24"><text:span text:style-name="T24">string1</text:span><text:span text:style-name="T24"/></text:p>
      <text:p text:style-name="P24" loext:marker-style-name="T24"><text:span text:style-name="T24">string2</text:span><text:span text:style-name="T24"/></text:p>
      <text:p text:style-name="P24" loext:marker-style-name="T24"><text:span text:style-name="T24">string3</text:span><text:span text:style-name="T24"/></text:p>
      <text:p text:style-name="P24" loext:marker-style-name="T24"><text:span text:style-name="T24">string4</text:span><text:span text:style-name="T24"/></text:p>
      <text:p text:style-name="P24" loext:marker-style-name="T24"><text:span text:style-name="T24">string5</text:span><text:span text:style-name="T24"/></text:p>
      <text:p text:style-name="P24" loext:marker-style-name="T24"><text:span text:style-name="T24">$ cat &lt; file1.txt</text:span><text:span text:style-name="T24"/></text:p>
      <text:p text:style-name="P24" loext:marker-style-name="T24"><text:span text:style-name="T24">string1</text:span><text:span text:style-name="T24"/></text:p>
      <text:p text:style-name="P24" loext:marker-style-name="T24"><text:span text:style-name="T24">string2</text:span><text:span text:style-name="T24"/></text:p>
      <text:p text:style-name="P24" loext:marker-style-name="T24"><text:span text:style-name="T24">string3</text:span><text:span text:style-name="T24"/></text:p>
      <text:p text:style-name="P24" loext:marker-style-name="T24"><text:span text:style-name="T24">$ cat &lt; file2.txt</text:span><text:span text:style-name="T24"/></text:p>
      <text:p text:style-name="P24" loext:marker-style-name="T25"><text:soft-page-break/><text:span text:style-name="T25">string4</text:span><text:span text:style-name="T25"/></text:p>
      <text:p text:style-name="P24" loext:marker-style-name="T25"><text:span text:style-name="T25">string5</text:span><text:span text:style-name="T25"/></text:p>
      <text:p text:style-name="P25" loext:marker-style-name="T25"/>
      <text:p text:style-name="P11" loext:marker-style-name="T3"><text:span text:style-name="T3">Вывод</text:span><text:span text:style-name="T3"/></text:p>
      <text:p text:style-name="P26" loext:marker-style-name="T21"><text:span text:style-name="T21">Вывод 3-4 предложения. Также опишите проблемы, с которыми столкнулись при выполнении лабораторной работы (если они были), пожелания и т.д.</text:span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text-indent="1cm" style:auto-text-indent="false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left="5.08cm" fo:margin-top="0.247cm" fo:margin-bottom="0.212cm" style:contextual-spacing="false" fo:text-indent="-0.635cm" style:auto-text-indent="false" fo:keep-with-next="always"/>
      <style:text-properties style:font-name="Liberation Serif" fo:font-family="'Liberation Serif'" style:font-family-generic="roman" style:font-pitch="variable" fo:font-weight="bold" style:font-name-asian="Liberation Serif1" style:font-family-asian="'Liberation Serif'" style:font-family-generic-asian="system" style:font-pitch-asian="variable" style:font-weight-asian="bold" style:font-name-complex="Liberation Serif1" style:font-family-complex="'Liberation Serif'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western" style:family="paragraph" style:parent-style-name="Standard">
      <style:paragraph-properties fo:margin-left="0cm" fo:margin-right="0cm" fo:margin-top="0.494cm" fo:margin-bottom="0.25cm" style:contextual-spacing="false" fo:text-indent="0cm" style:auto-text-indent="false"/>
      <style:text-properties fo:font-size="11pt" style:font-size-asian="11pt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lya</meta:initial-creator>
    <meta:editing-cycles>6</meta:editing-cycles>
    <meta:creation-date>2019-10-18T20:00:00</meta:creation-date>
    <dc:date>2025-10-11T00:26:16.450451196</dc:date>
    <meta:editing-duration>PT8M49S</meta:editing-duration>
    <meta:generator>LibreOffice/25.2.6.2$Linux_X86_64 LibreOffice_project/40d1a0e1d5bdf1afaeae24d9ece32bbb00fa66a4</meta:generator>
    <meta:document-statistic meta:table-count="0" meta:image-count="0" meta:object-count="0" meta:page-count="3" meta:paragraph-count="50" meta:word-count="187" meta:character-count="1430" meta:non-whitespace-character-count="12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